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color="#800000" style:font-name="Verdana1" fo:font-size="10.5pt" fo:font-weight="bold"/>
    </style:style>
    <style:style style:name="T2" style:family="text">
      <style:text-properties style:font-name="Verdana1"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800080"/>
    </style:style>
    <style:style style:name="T5" style:family="text">
      <style:text-properties fo:color="#800080" style:font-name="Verdana1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3">Tangy Pork over Rice</text:span> (crockpot)<text:line-break/>Crystal Miller<text:line-break/><text:line-break/>2 lbs lean pork roast, cut in small pieces – I buy these at Costco and they come 3 2-lb roasts to a package.<text:line-break/>¼ cup Worcestershire sauce<text:line-break/>¼ cup ketchup<text:line-break/>½ cup honey<text:line-break/><text:line-break/>Place your pork in a crockpot (cut in small pieces). In a small bowl mix remaining ingredients together. Pour this over the pork and stir to combine. Cook on low for 5 to 6 hours. Serve over hot cooked brown rice for a delicious dinner!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6T17:59:08.21</meta:creation-date>
    <dc:date>2017-05-06T18:01:57.48</dc:date>
    <dc:creator>Crystal Miller</dc:creator>
    <meta:editing-duration>PT1M25S</meta:editing-duration>
    <meta:editing-cycles>1</meta:editing-cycles>
    <meta:generator>OpenOffice/4.1.1$Win32 OpenOffice.org_project/411m6$Build-9775</meta:generator>
    <meta:document-statistic meta:table-count="0" meta:image-count="0" meta:object-count="0" meta:page-count="1" meta:paragraph-count="1" meta:word-count="86" meta:character-count="448"/>
  </office:meta>
</office:document-meta>
</file>